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3083in"/>
    </style:style>
    <style:style style:name="co2" style:family="table-column">
      <style:table-column-properties fo:break-before="auto" style:column-width="1.3311in"/>
    </style:style>
    <style:style style:name="co3" style:family="table-column">
      <style:table-column-properties fo:break-before="auto" style:column-width="1.4709in"/>
    </style:style>
    <style:style style:name="co4" style:family="table-column">
      <style:table-column-properties fo:break-before="auto" style:column-width="1.019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2756in"/>
    </style:style>
    <style:style style:name="co7" style:family="table-column">
      <style:table-column-properties fo:break-before="auto" style:column-width="1.3134in"/>
    </style:style>
    <style:style style:name="co8" style:family="table-column">
      <style:table-column-properties fo:break-before="auto" style:column-width="1.5063in"/>
    </style:style>
    <style:style style:name="co9" style:family="table-column">
      <style:table-column-properties fo:break-before="auto" style:column-width="1.0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transparent"/>
      <style:text-properties fo:color="#2a6099" fo:font-style="italic" style:text-underline-style="solid" style:text-underline-width="auto" style:text-underline-color="font-color" style:font-style-asian="italic" style:font-style-complex="italic"/>
    </style:style>
    <style:style style:name="ce2" style:family="table-cell" style:parent-style-name="Default">
      <style:text-properties fo:color="#2a6099" fo:font-style="italic" style:text-underline-style="solid" style:text-underline-width="auto" style:text-underline-color="font-color" style:font-style-asian="italic" style:font-style-complex="italic"/>
    </style:style>
    <style:style style:name="ce3" style:family="table-cell" style:parent-style-name="Default" style:data-style-name="N10121"/>
    <style:style style:name="ce4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1882in" svg:y="5.8189in">
            <draw:object draw:notify-on-update-of-ranges="Sheet1.B31:Sheet1.D31 Sheet1.B32:Sheet1.D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9378in" svg:y="5.85in">
            <draw:object draw:notify-on-update-of-ranges="Sheet1.G31:Sheet1.I31 Sheet1.G32:Sheet1.I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office:value-type="string" calcext:value-type="string">
            <text:p>Susan</text:p>
          </table:table-cell>
          <table:table-cell table:style-name="Default" office:value-type="string" calcext:value-type="string">
            <text:p>Chicago Museum</text:p>
          </table:table-cell>
          <table:table-cell table:style-name="Default" office:value-type="string" calcext:value-type="string">
            <text:p>Orlando Themepark</text:p>
          </table:table-cell>
          <table:table-cell table:style-name="Default" office:value-type="string" calcext:value-type="string">
            <text:p>Miami Cruise</text:p>
          </table:table-cell>
          <table:table-cell/>
          <table:table-cell office:value-type="string" calcext:value-type="string">
            <text:p>Tim</text:p>
          </table:table-cell>
          <table:table-cell table:style-name="Default" office:value-type="string" calcext:value-type="string">
            <text:p>Chicago Museum</text:p>
          </table:table-cell>
          <table:table-cell table:style-name="Default" office:value-type="string" calcext:value-type="string">
            <text:p>Orlando Themepark</text:p>
          </table:table-cell>
          <table:table-cell table:style-name="Default" office:value-type="string" calcext:value-type="string">
            <text:p>Miami Cruise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Per Person Expenses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Per Person Expens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Air Fare</text:p>
          </table:table-cell>
          <table:table-cell office:value-type="currency" office:currency="USD" office:value="280" calcext:value-type="currency">
            <text:p>$280.00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currency" office:currency="USD" office:value="350" calcext:value-type="currency">
            <text:p>$350.00</text:p>
          </table:table-cell>
          <table:table-cell/>
          <table:table-cell office:value-type="string" calcext:value-type="string">
            <text:p>Air Fare</text:p>
          </table:table-cell>
          <table:table-cell office:value-type="currency" office:currency="USD" office:value="280" calcext:value-type="currency">
            <text:p>$280.00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currency" office:currency="USD" office:value="350" calcext:value-type="currency">
            <text:p>$350.00</text:p>
          </table:table-cell>
        </table:table-row>
        <table:table-row table:style-name="ro1">
          <table:table-cell office:value-type="string" calcext:value-type="string">
            <text:p>Natural History</text:p>
          </table:table-cell>
          <table:table-cell office:value-type="currency" office:currency="USD" office:value="18" calcext:value-type="currency">
            <text:p>$18.0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Natural History</text:p>
          </table:table-cell>
          <table:table-cell office:value-type="currency" office:currency="USD" office:value="18" calcext:value-type="currency">
            <text:p>$18.00</text:p>
          </table:table-cell>
          <table:table-cell table:number-columns-repeated="2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Chicago Museum Of Art</text:p>
          </table:table-cell>
          <table:table-cell office:value-type="currency" office:currency="USD" office:value="25" calcext:value-type="currency">
            <text:p>$25.0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Chicago Museum Of Art</text:p>
          </table:table-cell>
          <table:table-cell office:value-type="currency" office:currency="USD" office:value="25" calcext:value-type="currency">
            <text:p>$25.00</text:p>
          </table:table-cell>
          <table:table-cell table:number-columns-repeated="2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Science Museum</text:p>
          </table:table-cell>
          <table:table-cell office:value-type="currency" office:currency="USD" office:value="15" calcext:value-type="currency">
            <text:p>$15.0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Science Museum</text:p>
          </table:table-cell>
          <table:table-cell office:value-type="currency" office:currency="USD" office:value="15" calcext:value-type="currency">
            <text:p>$15.00</text:p>
          </table:table-cell>
          <table:table-cell table:number-columns-repeated="2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Museum Of Brodcast History</text:p>
          </table:table-cell>
          <table:table-cell office:value-type="currency" office:currency="USD" office:value="9" calcext:value-type="currency">
            <text:p>$9.0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Museum Of Brodcast History</text:p>
          </table:table-cell>
          <table:table-cell office:value-type="currency" office:currency="USD" office:value="9" calcext:value-type="currency">
            <text:p>$9.00</text:p>
          </table:table-cell>
          <table:table-cell table:number-columns-repeated="2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Disneyland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99" calcext:value-type="currency">
            <text:p>$99.00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Disneyland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99" calcext:value-type="currency">
            <text:p>$99.00</text:p>
          </table:table-cell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Universal Studios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95" calcext:value-type="currency">
            <text:p>$95.00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Universal Studios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95" calcext:value-type="currency">
            <text:p>$95.00</text:p>
          </table:table-cell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Sea World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5" calcext:value-type="currency">
            <text:p>$85.00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Sea World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5" calcext:value-type="currency">
            <text:p>$85.00</text:p>
          </table:table-cell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Busch Gardens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5" calcext:value-type="currency">
            <text:p>$85.00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Busch Gardens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5" calcext:value-type="currency">
            <text:p>$85.00</text:p>
          </table:table-cell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Cruise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555" calcext:value-type="currency">
            <text:p>$555.00</text:p>
          </table:table-cell>
          <table:table-cell/>
          <table:table-cell office:value-type="string" calcext:value-type="string">
            <text:p>Cruise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 office:value-type="currency" office:currency="USD" office:value="555" calcext:value-type="currency">
            <text:p>$555.00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Subtotal of Tickets (per person)</text:p>
          </table:table-cell>
          <table:table-cell table:formula="of:=SUM([.B6:.B15])" office:value-type="currency" office:currency="USD" office:value="347" calcext:value-type="currency">
            <text:p>$347.00</text:p>
          </table:table-cell>
          <table:table-cell table:formula="of:=SUM([.C6:.C15])" office:value-type="currency" office:currency="USD" office:value="464" calcext:value-type="currency">
            <text:p>$464.00</text:p>
          </table:table-cell>
          <table:table-cell table:formula="of:=SUM([.D6:.D15])" office:value-type="currency" office:currency="USD" office:value="905" calcext:value-type="currency">
            <text:p>$905.00</text:p>
          </table:table-cell>
          <table:table-cell/>
          <table:table-cell office:value-type="string" calcext:value-type="string">
            <text:p>Subtotal of Tickets (per person)</text:p>
          </table:table-cell>
          <table:table-cell table:formula="of:=SUM([.G6:.G15])" office:value-type="currency" office:currency="USD" office:value="347" calcext:value-type="currency">
            <text:p>$347.00</text:p>
          </table:table-cell>
          <table:table-cell table:formula="of:=SUM([.H6:.H15])" office:value-type="currency" office:currency="USD" office:value="464" calcext:value-type="currency">
            <text:p>$464.00</text:p>
          </table:table-cell>
          <table:table-cell table:formula="of:=SUM([.I6:.I15])" office:value-type="currency" office:currency="USD" office:value="905" calcext:value-type="currency">
            <text:p>$905.00</text:p>
          </table:table-cell>
        </table:table-row>
        <table:table-row table:style-name="ro1">
          <table:table-cell office:value-type="string" calcext:value-type="string">
            <text:p>Number of people in a group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/>
          <table:table-cell office:value-type="string" calcext:value-type="string">
            <text:p>Number of people in a group</text:p>
          </table:table-cell>
          <table:table-cell table:number-columns-repeated="3" table:style-name="Default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tal costs of tickets</text:p>
          </table:table-cell>
          <table:table-cell table:formula="of:=[.B17]*[.B18]" office:value-type="currency" office:currency="USD" office:value="694" calcext:value-type="currency">
            <text:p>$694.00</text:p>
          </table:table-cell>
          <table:table-cell table:formula="of:=[.C17]*[.C18]" office:value-type="currency" office:currency="USD" office:value="928" calcext:value-type="currency">
            <text:p>$928.00</text:p>
          </table:table-cell>
          <table:table-cell table:formula="of:=[.D17]*[.D18]" office:value-type="currency" office:currency="USD" office:value="1810" calcext:value-type="currency">
            <text:p>$1,810.00</text:p>
          </table:table-cell>
          <table:table-cell/>
          <table:table-cell office:value-type="string" calcext:value-type="string">
            <text:p>Total costs of tickets</text:p>
          </table:table-cell>
          <table:table-cell table:formula="of:=[.G17]*[.G18]" office:value-type="currency" office:currency="USD" office:value="1388" calcext:value-type="currency">
            <text:p>$1,388.00</text:p>
          </table:table-cell>
          <table:table-cell table:formula="of:=[.H17]*[.H18]" office:value-type="currency" office:currency="USD" office:value="1856" calcext:value-type="currency">
            <text:p>$1,856.00</text:p>
          </table:table-cell>
          <table:table-cell table:formula="of:=[.I17]*[.I18]" office:value-type="currency" office:currency="USD" office:value="3620" calcext:value-type="currency">
            <text:p>$3,620.00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Hotel Expenses</text:p>
          </table:table-cell>
          <table:table-cell table:style-name="Default" table:number-columns-repeated="3"/>
          <table:table-cell/>
          <table:table-cell table:style-name="ce2" office:value-type="string" calcext:value-type="string">
            <text:p>Hotel Expens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Hotel cost per night</text:p>
          </table:table-cell>
          <table:table-cell office:value-type="currency" office:currency="USD" office:value="120" calcext:value-type="currency">
            <text:p>$120.00</text:p>
          </table:table-cell>
          <table:table-cell office:value-type="currency" office:currency="USD" office:value="105" calcext:value-type="currency">
            <text:p>$105.00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Hotel cost per night</text:p>
          </table:table-cell>
          <table:table-cell office:value-type="currency" office:currency="USD" office:value="120" calcext:value-type="currency">
            <text:p>$120.00</text:p>
          </table:table-cell>
          <table:table-cell office:value-type="currency" office:currency="USD" office:value="105" calcext:value-type="currency">
            <text:p>$105.00</text:p>
          </table:table-cell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Number of nights</text:p>
          </table:table-cell>
          <table:table-cell table:number-columns-repeated="3" office:value-type="currency" office:currency="USD" office:value="5" calcext:value-type="currency">
            <text:p>$5.00</text:p>
          </table:table-cell>
          <table:table-cell/>
          <table:table-cell office:value-type="string" calcext:value-type="string">
            <text:p>Number of nights</text:p>
          </table:table-cell>
          <table:table-cell table:number-columns-repeated="3" office:value-type="currency" office:currency="USD" office:value="5" calcext:value-type="currency">
            <text:p>$5.00</text:p>
          </table:table-cell>
        </table:table-row>
        <table:table-row table:style-name="ro1">
          <table:table-cell office:value-type="string" calcext:value-type="string">
            <text:p>Hotel total</text:p>
          </table:table-cell>
          <table:table-cell table:formula="of:=[.B23]*[.B24]" office:value-type="currency" office:currency="USD" office:value="600" calcext:value-type="currency">
            <text:p>$600.00</text:p>
          </table:table-cell>
          <table:table-cell table:formula="of:=[.C23]*[.C24]" office:value-type="currency" office:currency="USD" office:value="525" calcext:value-type="currency">
            <text:p>$525.00</text:p>
          </table:table-cell>
          <table:table-cell table:formula="of:=[.D23]*[.D24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Hotel total</text:p>
          </table:table-cell>
          <table:table-cell table:formula="of:=[.G23]*[.G24]" office:value-type="currency" office:currency="USD" office:value="600" calcext:value-type="currency">
            <text:p>$600.00</text:p>
          </table:table-cell>
          <table:table-cell table:formula="of:=[.H23]*[.H24]" office:value-type="currency" office:currency="USD" office:value="525" calcext:value-type="currency">
            <text:p>$525.00</text:p>
          </table:table-cell>
          <table:table-cell table:formula="of:=[.I23]*[.I24]" office:value-type="currency" office:currency="USD" office:value="0" calcext:value-type="currency">
            <text:p>$0.00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Car Rental Expenses</text:p>
          </table:table-cell>
          <table:table-cell table:style-name="Default" table:number-columns-repeated="3"/>
          <table:table-cell/>
          <table:table-cell table:style-name="ce2" office:value-type="string" calcext:value-type="string">
            <text:p>Car Rental Expenses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Car rent per day</text:p>
          </table:table-cell>
          <table:table-cell office:value-type="currency" office:currency="USD" office:value="40" calcext:value-type="currency">
            <text:p>$40.00</text:p>
          </table:table-cell>
          <table:table-cell table:number-columns-repeated="2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Car rent per day</text:p>
          </table:table-cell>
          <table:table-cell office:value-type="currency" office:currency="USD" office:value="40" calcext:value-type="currency">
            <text:p>$40.00</text:p>
          </table:table-cell>
          <table:table-cell table:number-columns-repeated="2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number of day</text:p>
          </table:table-cell>
          <table:table-cell table:number-columns-repeated="3" office:value-type="currency" office:currency="USD" office:value="4" calcext:value-type="currency">
            <text:p>$4.00</text:p>
          </table:table-cell>
          <table:table-cell/>
          <table:table-cell office:value-type="string" calcext:value-type="string">
            <text:p>number of day</text:p>
          </table:table-cell>
          <table:table-cell table:number-columns-repeated="3" office:value-type="currency" office:currency="USD" office:value="4" calcext:value-type="currency">
            <text:p>$4.00</text:p>
          </table:table-cell>
        </table:table-row>
        <table:table-row table:style-name="ro1">
          <table:table-cell office:value-type="string" calcext:value-type="string">
            <text:p>Car rent total</text:p>
          </table:table-cell>
          <table:table-cell table:formula="of:=[.B28]*[.B29]" office:value-type="currency" office:currency="USD" office:value="160" calcext:value-type="currency">
            <text:p>$160.00</text:p>
          </table:table-cell>
          <table:table-cell table:formula="of:=[.C28]*[.C29]" office:value-type="currency" office:currency="USD" office:value="0" calcext:value-type="currency">
            <text:p>$0.00</text:p>
          </table:table-cell>
          <table:table-cell table:formula="of:=[.D28]*[.D29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Car rent total</text:p>
          </table:table-cell>
          <table:table-cell table:formula="of:=[.G28]*[.G29]" office:value-type="currency" office:currency="USD" office:value="160" calcext:value-type="currency">
            <text:p>$160.00</text:p>
          </table:table-cell>
          <table:table-cell table:formula="of:=[.H28]*[.H29]" office:value-type="currency" office:currency="USD" office:value="0" calcext:value-type="currency">
            <text:p>$0.00</text:p>
          </table:table-cell>
          <table:table-cell table:formula="of:=[.I28]*[.I29]" office:value-type="currency" office:currency="USD" office:value="0" calcext:value-type="currency">
            <text:p>$0.00</text:p>
          </table:table-cell>
        </table:table-row>
        <table:table-row table:style-name="ro1">
          <table:table-cell/>
          <table:table-cell table:style-name="Default" office:value-type="string" calcext:value-type="string">
            <text:p>Chicago Museum</text:p>
          </table:table-cell>
          <table:table-cell table:style-name="Default" office:value-type="string" calcext:value-type="string">
            <text:p>Orlando Themepark</text:p>
          </table:table-cell>
          <table:table-cell table:style-name="Default" office:value-type="string" calcext:value-type="string">
            <text:p>Miami Cruise</text:p>
          </table:table-cell>
          <table:table-cell table:number-columns-repeated="2"/>
          <table:table-cell table:style-name="Default" office:value-type="string" calcext:value-type="string">
            <text:p>Chicago Museum</text:p>
          </table:table-cell>
          <table:table-cell table:style-name="Default" office:value-type="string" calcext:value-type="string">
            <text:p>Orlando Themepark</text:p>
          </table:table-cell>
          <table:table-cell table:style-name="Default" office:value-type="string" calcext:value-type="string">
            <text:p>Miami Cruise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4" table:formula="of:=[.B19]+[.B25]+[.B30]" office:value-type="currency" office:currency="USD" office:value="1454" calcext:value-type="currency">
            <text:p>$1,454.00</text:p>
          </table:table-cell>
          <table:table-cell table:style-name="ce4" table:formula="of:=[.C19]+[.C25]+[.C30]" office:value-type="currency" office:currency="USD" office:value="1453" calcext:value-type="currency">
            <text:p>$1,453.00</text:p>
          </table:table-cell>
          <table:table-cell table:style-name="ce4" table:formula="of:=[.D19]+[.D25]+[.D30]" office:value-type="currency" office:currency="USD" office:value="1810" calcext:value-type="currency">
            <text:p>$1,810.00</text:p>
          </table:table-cell>
          <table:table-cell/>
          <table:table-cell office:value-type="string" calcext:value-type="string">
            <text:p>Total</text:p>
          </table:table-cell>
          <table:table-cell table:style-name="ce4" table:formula="of:=[.G19]+[.G25]+[.G30]" office:value-type="currency" office:currency="USD" office:value="2148" calcext:value-type="currency">
            <text:p>$2,148.00</text:p>
          </table:table-cell>
          <table:table-cell table:style-name="ce4" table:formula="of:=[.H19]+[.H25]+[.H30]" office:value-type="currency" office:currency="USD" office:value="2381" calcext:value-type="currency">
            <text:p>$2,381.00</text:p>
          </table:table-cell>
          <table:table-cell table:style-name="ce4" table:formula="of:=[.I19]+[.I25]+[.I30]" office:value-type="currency" office:currency="USD" office:value="3620" calcext:value-type="currency">
            <text:p>$3,62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Unifont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21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21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0T18:20:33.652099178</meta:creation-date>
    <meta:generator>LibreOffice/7.1.1.2$Linux_X86_64 LibreOffice_project/10$Build-2</meta:generator>
    <dc:date>2021-03-10T19:03:19.223185240</dc:date>
    <meta:editing-duration>PT42M28S</meta:editing-duration>
    <meta:editing-cycles>34</meta:editing-cycles>
    <meta:document-statistic meta:table-count="1" meta:cell-count="18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61cm" svg:y="0.132cm" chart:style-name="ch2">
          <text:p>Different Vacation Expenses</text:p>
        </chart:title>
        <chart:subtitle svg:x="7.308cm" svg:y="1.301cm" chart:style-name="ch3">
          <text:p>Susan</text:p>
        </chart:subtitle>
        <chart:plot-area chart:style-name="ch4" table:cell-range-address="Sheet1.B31:Sheet1.D32" chart:data-source-has-labels="row" svg:x="1.331cm" svg:y="2.19cm" svg:width="14.349cm" svg:height="5.649cm">
          <chart:coordinate-region svg:x="3.236cm" svg:y="2.389cm" svg:width="12.405cm" svg:height="4.803cm"/>
          <chart:axis chart:dimension="x" chart:name="primary-x" chart:style-name="ch5" chartooo:axis-type="auto">
            <chartooo:date-scale/>
            <chart:title svg:x="7.958cm" svg:y="8.019cm" chart:style-name="ch6">
              <text:p>Places</text:p>
            </chart:title>
            <chart:categories table:cell-range-address="Sheet1.B31:Sheet1.D31"/>
          </chart:axis>
          <chart:axis chart:dimension="y" chart:name="primary-y" chart:style-name="ch7">
            <chart:title svg:x="0.451cm" svg:y="6.183cm" chart:style-name="ch8">
              <text:p>Total Expense</text:p>
            </chart:title>
            <chart:grid chart:style-name="ch9" chart:class="major"/>
          </chart:axis>
          <chart:series chart:style-name="ch10" chart:values-cell-range-address="Sheet1.B32:Sheet1.D3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icago Museum</text:p>
                <draw:g>
                  <svg:desc>Sheet1.B31:Sheet1.D31</svg:desc>
                </draw:g>
              </table:table-cell>
              <table:table-cell office:value-type="string">
                <text:p>Orlando Themepark</text:p>
              </table:table-cell>
              <table:table-cell office:value-type="string">
                <text:p>Miami Cruise</text:p>
              </table:table-cell>
            </table:table-row>
          </table:table-header-rows>
          <table:table-rows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1454">
                <text:p>1454</text:p>
                <draw:g>
                  <svg:desc>Sheet1.B32:Sheet1.D32</svg:desc>
                </draw:g>
              </table:table-cell>
              <table:table-cell office:value-type="float" office:value="1453">
                <text:p>1453</text:p>
              </table:table-cell>
              <table:table-cell office:value-type="float" office:value="1810">
                <text:p>18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81cm" svg:y="0.316cm" chart:style-name="ch2">
          <text:p>Different vacation expenses</text:p>
        </chart:title>
        <chart:subtitle svg:x="7.559cm" svg:y="1.301cm" chart:style-name="ch3">
          <text:p>Tim</text:p>
        </chart:subtitle>
        <chart:plot-area chart:style-name="ch4" table:cell-range-address="Sheet1.G31:Sheet1.I32" chart:data-source-has-labels="row" svg:x="1.331cm" svg:y="2.19cm" svg:width="14.349cm" svg:height="5.649cm">
          <chart:coordinate-region svg:x="3.275cm" svg:y="2.389cm" svg:width="12.405cm" svg:height="4.803cm"/>
          <chart:axis chart:dimension="x" chart:name="primary-x" chart:style-name="ch5" chartooo:axis-type="auto">
            <chartooo:date-scale/>
            <chart:title svg:x="7.958cm" svg:y="8.019cm" chart:style-name="ch6">
              <text:p>Places</text:p>
            </chart:title>
            <chart:categories table:cell-range-address="Sheet1.G31:Sheet1.I31"/>
          </chart:axis>
          <chart:axis chart:dimension="y" chart:name="primary-y" chart:style-name="ch7">
            <chart:title svg:x="0.451cm" svg:y="6.262cm" chart:style-name="ch8">
              <text:p>Total Expenses</text:p>
            </chart:title>
            <chart:grid chart:style-name="ch9" chart:class="major"/>
          </chart:axis>
          <chart:series chart:style-name="ch10" chart:values-cell-range-address="Sheet1.G32:Sheet1.I3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icago Museum</text:p>
                <draw:g>
                  <svg:desc>Sheet1.G31:Sheet1.I31</svg:desc>
                </draw:g>
              </table:table-cell>
              <table:table-cell office:value-type="string">
                <text:p>Orlando Themepark</text:p>
              </table:table-cell>
              <table:table-cell office:value-type="string">
                <text:p>Miami Cruise</text:p>
              </table:table-cell>
            </table:table-row>
          </table:table-header-rows>
          <table:table-rows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2148">
                <text:p>2148</text:p>
                <draw:g>
                  <svg:desc>Sheet1.G32:Sheet1.I32</svg:desc>
                </draw:g>
              </table:table-cell>
              <table:table-cell office:value-type="float" office:value="2381">
                <text:p>2381</text:p>
              </table:table-cell>
              <table:table-cell office:value-type="float" office:value="3620">
                <text:p>36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